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m 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<text:s/>JZK DC 12V cooling fan 12cm, 12025 Low Noise dual-ball bearing hydraulic fan, 120mm brushless fan for ice machine, fan heater, cooler, PC case fan, 120x25mm </text:p>
          </table:table-cell>
          <table:table-cell office:value-type="string" calcext:value-type="string">
            <text:p>https://www.amazon.com/JZK-12025-Dual-Ball-Hydraulic-Brushless/dp/B0CJ9J4XBF?rnid=386465011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:</text:p>
          </table:table-cell>
          <table:table-cell/>
          <table:table-cell table:formula="of:=SUM([.C2:.C3])" office:value-type="float" office:value="7.99" calcext:value-type="float">
            <text:p>7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2:10:54.685316892</meta:creation-date>
    <dc:date>2025-10-13T12:11:55.375995100</dc:date>
    <meta:editing-duration>PT1M2S</meta:editing-duration>
    <meta:editing-cycles>1</meta:editing-cycles>
    <meta:document-statistic meta:table-count="1" meta:cell-count="8" meta:object-count="0"/>
    <meta:generator>LibreOffice/25.2.6.2$Linux_X86_64 LibreOffice_project/520$Build-2</meta:generator>
  </office:meta>
</office:document-meta>
</file>